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37d4f" officeooo:paragraph-rsid="00137d4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37d4f" officeooo:paragraph-rsid="00137d4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7d4f" officeooo:paragraph-rsid="00137d4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7d4f" officeooo:paragraph-rsid="00137d4f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normal" officeooo:rsid="0016b9a7" officeooo:paragraph-rsid="0016b9a7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normal" officeooo:rsid="001c0882" officeooo:paragraph-rsid="001c0882" style:font-size-asian="14pt" style:font-weight-asian="normal" style:font-size-complex="14pt" style:font-weight-complex="normal"/>
    </style:style>
    <style:style style:name="T1" style:family="text">
      <style:text-properties officeooo:rsid="0017f5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ural Network representation project</text:p>
      <text:p text:style-name="P1"/>
      <text:p text:style-name="P1"/>
      <text:p text:style-name="P3">week 1 </text:p>
      <text:p text:style-name="P3"/>
      <text:list xml:id="list3741914841" text:style-name="L1">
        <text:list-item>
          <text:p text:style-name="P5">learned and understood of Machine Learning, Neural networks and back propagation algorithm.</text:p>
        </text:list-item>
        <text:list-item>
          <text:p text:style-name="P5">Created a basic implementation of back propagation algorithm <text:span text:style-name="T1">on python using only numpy. Algorithm was implemented on a housing problem with 3 features. The network consisted of 3 layers and the loss turned out to be around 0.00327.</text:span></text:p>
        </text:list-item>
        <text:list-item>
          <text:p text:style-name="P6">Created a similar Neural network as before using TensorFlow for training MNIST dataset. </text:p>
        </text:list-item>
      </text:list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0:30:37.988496958</meta:creation-date>
    <dc:date>2018-06-14T15:25:39.662492902</dc:date>
    <meta:editing-duration>PT33M18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72" meta:character-count="458" meta:non-whitespace-character-count="392"/>
  </office:meta>
</office:document-meta>
</file>